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19in" text:min-label-width="0.25in" text:list-level-position-and-space-mode="label-alignment">
          <style:list-level-label-alignment text:label-followed-by="listtab" fo:margin-left="0.531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9in" text:min-label-width="0.25in" text:list-level-position-and-space-mode="label-alignment">
          <style:list-level-label-alignment text:label-followed-by="listtab" fo:margin-left="1.031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9in" text:min-label-width="0.25in" text:list-level-position-and-space-mode="label-alignment">
          <style:list-level-label-alignment text:label-followed-by="listtab" fo:margin-left="1.531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9in" text:min-label-width="0.25in" text:list-level-position-and-space-mode="label-alignment">
          <style:list-level-label-alignment text:label-followed-by="listtab" fo:margin-left="2.031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9in" text:min-label-width="0.25in" text:list-level-position-and-space-mode="label-alignment">
          <style:list-level-label-alignment text:label-followed-by="listtab" fo:margin-left="2.531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9in" text:min-label-width="0.25in" text:list-level-position-and-space-mode="label-alignment">
          <style:list-level-label-alignment text:label-followed-by="listtab" fo:margin-left="3.031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9in" text:min-label-width="0.25in" text:list-level-position-and-space-mode="label-alignment">
          <style:list-level-label-alignment text:label-followed-by="listtab" fo:margin-left="3.531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9in" text:min-label-width="0.25in" text:list-level-position-and-space-mode="label-alignment">
          <style:list-level-label-alignment text:label-followed-by="listtab" fo:margin-left="4.031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9in" text:min-label-width="0.25in" text:list-level-position-and-space-mode="label-alignment">
          <style:list-level-label-alignment text:label-followed-by="listtab" fo:margin-left="4.531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534in" text:min-label-width="0.25in" text:list-level-position-and-space-mode="label-alignment">
          <style:list-level-label-alignment text:label-followed-by="listtab" fo:margin-left="0.6034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534in" text:min-label-width="0.25in" text:list-level-position-and-space-mode="label-alignment">
          <style:list-level-label-alignment text:label-followed-by="listtab" fo:margin-left="1.1034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534in" text:min-label-width="0.25in" text:list-level-position-and-space-mode="label-alignment">
          <style:list-level-label-alignment text:label-followed-by="listtab" fo:margin-left="1.6034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534in" text:min-label-width="0.25in" text:list-level-position-and-space-mode="label-alignment">
          <style:list-level-label-alignment text:label-followed-by="listtab" fo:margin-left="2.1034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534in" text:min-label-width="0.25in" text:list-level-position-and-space-mode="label-alignment">
          <style:list-level-label-alignment text:label-followed-by="listtab" fo:margin-left="2.6034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534in" text:min-label-width="0.25in" text:list-level-position-and-space-mode="label-alignment">
          <style:list-level-label-alignment text:label-followed-by="listtab" fo:margin-left="3.103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534in" text:min-label-width="0.25in" text:list-level-position-and-space-mode="label-alignment">
          <style:list-level-label-alignment text:label-followed-by="listtab" fo:margin-left="3.603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534in" text:min-label-width="0.25in" text:list-level-position-and-space-mode="label-alignment">
          <style:list-level-label-alignment text:label-followed-by="listtab" fo:margin-left="4.603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D3D3D3"/>
    </style:style>
    <style:style style:name="T3" style:parent-style-name="DefaultParagraphFont" style:family="text">
      <style:text-properties fo:background-color="#D3D3D3"/>
    </style:style>
    <style:style style:name="T4" style:parent-style-name="DefaultParagraphFont" style:family="text">
      <style:text-properties fo:background-color="#D3D3D3"/>
    </style:style>
    <style:style style:name="TableColumn6" style:family="table-column">
      <style:table-column-properties style:column-width="1.043in"/>
    </style:style>
    <style:style style:name="TableColumn7" style:family="table-column">
      <style:table-column-properties style:column-width="1.043in"/>
    </style:style>
    <style:style style:name="TableColumn8" style:family="table-column">
      <style:table-column-properties style:column-width="1.0423in"/>
    </style:style>
    <style:style style:name="TableColumn9" style:family="table-column">
      <style:table-column-properties style:column-width="1.0423in"/>
    </style:style>
    <style:style style:name="TableColumn10" style:family="table-column">
      <style:table-column-properties style:column-width="1.0423in"/>
    </style:style>
    <style:style style:name="Table5" style:family="table">
      <style:table-properties style:width="5.213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P18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P21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background-color="#D3D3D3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3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63" style:parent-style-name="Normal" style:family="paragraph">
      <style:text-properties fo:background-color="#D3D3D3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background-color="#D3D3D3"/>
    </style:style>
    <style:style style:name="T65" style:parent-style-name="DefaultParagraphFont" style:family="text">
      <style:text-properties fo:background-color="#D3D3D3"/>
    </style:style>
    <style:style style:name="P66" style:parent-style-name="ListParagraph" style:list-style-name="LFO2" style:family="paragraph"/>
    <style:style style:name="P67" style:parent-style-name="ListParagraph" style:list-style-name="LFO2" style:family="paragraph"/>
    <style:style style:name="P68" style:parent-style-name="ListParagraph" style:list-style-name="LFO2" style:family="paragraph"/>
    <style:style style:name="P69" style:parent-style-name="ListParagraph" style:list-style-name="LFO2" style:family="paragraph"/>
    <style:style style:name="P70" style:parent-style-name="ListParagraph" style:list-style-name="LFO2" style:family="paragraph"/>
    <style:style style:name="T71" style:parent-style-name="DefaultParagraphFont" style:family="text">
      <style:text-properties fo:background-color="#A9A9A9"/>
    </style:style>
    <style:style style:name="P72" style:parent-style-name="ListParagraph" style:list-style-name="LFO4" style:family="paragraph"/>
    <style:style style:name="T73" style:parent-style-name="DefaultParagraphFont" style:family="text">
      <style:text-properties fo:background-color="#A9A9A9"/>
    </style:style>
    <style:style style:name="P74" style:parent-style-name="ListParagraph" style:list-style-name="LFO4" style:family="paragraph"/>
    <style:style style:name="P75" style:parent-style-name="ListParagraph" style:list-style-name="LFO4" style:family="paragraph"/>
    <style:style style:name="P76" style:parent-style-name="ListParagraph" style:list-style-name="LFO4" style:family="paragraph"/>
    <style:style style:name="T77" style:parent-style-name="DefaultParagraphFont" style:family="text">
      <style:text-properties fo:background-color="#A9A9A9"/>
    </style:style>
    <style:style style:name="P78" style:parent-style-name="ListParagraph" style:list-style-name="LFO5" style:family="paragraph"/>
    <style:style style:name="P79" style:parent-style-name="ListParagraph" style:list-style-name="LFO5" style:family="paragraph"/>
    <style:style style:name="P80" style:parent-style-name="ListParagraph" style:list-style-name="LFO5" style:family="paragraph"/>
    <style:style style:name="T81" style:parent-style-name="DefaultParagraphFont" style:family="text">
      <style:text-properties fo:background-color="#A9A9A9"/>
    </style:style>
    <style:style style:name="T82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VAISHNAVI <text:s/>S</text:p>
      <text:p text:style-name="Normal">B.Sc. Computer Science</text:p>
      <text:p text:style-name="Normal"><text:a xlink:href="mailto:Vaishushanmugam32@gmail.com" office:target-frame-name="_top" xlink:show="replace"><text:span text:style-name="Hyperlink">Vaishushanmugam32@gmail.com</text:span></text:a><text:s/></text:p>
      <text:p text:style-name="Normal">+91 9791704432</text:p>
      <text:p text:style-name="Normal"><text:span text:style-name="T2">CAREER OBJECTIVE</text:span><text:span text:style-name="T3">. <text:s text:c="27"/></text:span><text:s text:c="17"/></text:p>
      <text:p text:style-name="Normal">Looking for a good professional career with an organization that will utilize my skills and knowledge to<text:s/>benefit mutual growth.</text:p>
      <text:p text:style-name="Normal"><text:span text:style-name="T4">ACADEMIC BACKGROUND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OURSE<text:s/></text:p>
          </table:table-cell>
          <table:table-cell table:style-name="TableCell14">
            <text:p text:style-name="P15">INSTITUTION</text:p>
          </table:table-cell>
          <table:table-cell table:style-name="TableCell16">
            <text:p text:style-name="P17">BOARD/</text:p>
            <text:p text:style-name="P18">UNIVERSITY</text:p>
          </table:table-cell>
          <table:table-cell table:style-name="TableCell19">
            <text:p text:style-name="P20">YEAR OF</text:p>
            <text:p text:style-name="P21">COMPLETION</text:p>
          </table:table-cell>
          <table:table-cell table:style-name="TableCell22">
            <text:p text:style-name="P23">PERCENTAGE<text:s/></text:p>
          </table:table-cell>
        </table:table-row>
        <table:table-row table:style-name="TableRow24">
          <table:table-cell table:style-name="TableCell25">
            <text:p text:style-name="P26">B.Sc.</text:p>
            <text:p text:style-name="P27"/>
            <text:p text:style-name="P28">Computer</text:p>
            <text:p text:style-name="P29"/>
            <text:p text:style-name="P30">Science</text:p>
          </table:table-cell>
          <table:table-cell table:style-name="TableCell31">
            <text:p text:style-name="P32">Tirupur kumaran college for women<text:s/>,Tirupur<text:s/></text:p>
          </table:table-cell>
          <table:table-cell table:style-name="TableCell33">
            <text:p text:style-name="P34">Bharathiar</text:p>
            <text:p text:style-name="P35">University<text:s/></text:p>
          </table:table-cell>
          <table:table-cell table:style-name="TableCell36">
            <text:p text:style-name="P37">2024</text:p>
          </table:table-cell>
          <table:table-cell table:style-name="TableCell38">
            <text:p text:style-name="P39">85%</text:p>
          </table:table-cell>
        </table:table-row>
        <table:table-row table:style-name="TableRow40">
          <table:table-cell table:style-name="TableCell41">
            <text:p text:style-name="P42">HSC</text:p>
          </table:table-cell>
          <table:table-cell table:style-name="TableCell43">
            <text:p text:style-name="P44">Velavan Matric<text:s/>Hr Sec School,<text:s/>Tirupur</text:p>
          </table:table-cell>
          <table:table-cell table:style-name="TableCell45">
            <text:p text:style-name="P46">State board<text:s/></text:p>
          </table:table-cell>
          <table:table-cell table:style-name="TableCell47">
            <text:p text:style-name="P48">2021</text:p>
          </table:table-cell>
          <table:table-cell table:style-name="TableCell49">
            <text:p text:style-name="P50">82%</text:p>
          </table:table-cell>
        </table:table-row>
        <table:table-row table:style-name="TableRow51">
          <table:table-cell table:style-name="TableCell52">
            <text:p text:style-name="P53">SSLC</text:p>
          </table:table-cell>
          <table:table-cell table:style-name="TableCell54">
            <text:p text:style-name="P55">Shree Valli Vidhyalaya Matric School,<text:s/></text:p>
            <text:p text:style-name="P56">Tirupur<text:s/></text:p>
          </table:table-cell>
          <table:table-cell table:style-name="TableCell57">
            <text:p text:style-name="P58">State board<text:s/></text:p>
          </table:table-cell>
          <table:table-cell table:style-name="TableCell59">
            <text:p text:style-name="P60">2019</text:p>
          </table:table-cell>
          <table:table-cell table:style-name="TableCell61">
            <text:p text:style-name="P62">78%</text:p>
          </table:table-cell>
        </table:table-row>
      </table:table>
      <text:p text:style-name="P63"/>
      <text:p text:style-name="Normal"><text:span text:style-name="T64">COMPUTER SKILLS</text:span></text:p>
      <text:p text:style-name="Normal">OPERATING SYSTEM:<text:s/>Windows 8, Windows 7.</text:p>
      <text:p text:style-name="Normal">LANGUAGE<text:s/>:<text:s/>C,C++,VB, Java.</text:p>
      <text:p text:style-name="Normal">DATABASE<text:s/>:<text:s/>Oracle.</text:p>
      <text:p text:style-name="Normal">WEB TECHNOLOGIES<text:s/>:<text:s/>Html, ASP.net.</text:p>
      <text:p text:style-name="Normal">OTHERS<text:s/>:<text:s/>MS Office.</text:p>
      <text:p text:style-name="Normal"><text:span text:style-name="T65">AWARDS AND ACHIEVEMENTS</text:span></text:p>
      <text:list text:style-name="LFO2" text:continue-numbering="true">
        <text:list-item>
          <text:p text:style-name="P66">Participate in video making<text:s/>competition<text:s/><text:s/>and won<text:s/>certificate at Tirupur kumaran college for women<text:s/></text:p>
        </text:list-item>
        <text:list-item>
          <text:p text:style-name="P67">Participate in ADOBE<text:s/>illustration class and won certificate at Tirupur kumaran college for women<text:s/></text:p>
        </text:list-item>
        <text:list-item>
          <text:p text:style-name="P68">Participate in<text:s/>ppt presentation competition and won certificate at Tirupur<text:s/>kumaran college for women<text:s/></text:p>
        </text:list-item>
        <text:list-item>
          <text:p text:style-name="P69">Representative of the<text:s/>student in<text:s/>2021-2024<text:s/>at Tirupur kumaran college for women<text:s/></text:p>
        </text:list-item>
        <text:list-item>
          <text:p text:style-name="P70">Participated in soft skill<text:s/></text:p>
        </text:list-item>
      </text:list>
      <text:p text:style-name="Normal"><text:span text:style-name="T71">ACHIEVEMENTS</text:span></text:p>
      <text:list text:style-name="LFO4" text:continue-numbering="true">
        <text:list-item>
          <text:p text:style-name="P72">Representative of the student<text:s/>in 2021 -2024<text:s/>at Tirupur kumaran college for women<text:s/></text:p>
        </text:list-item>
      </text:list>
      <text:p text:style-name="Normal"><text:span text:style-name="T73">STRENGTH</text:span></text:p>
      <text:list text:style-name="LFO4" text:continue-numbering="true">
        <text:list-item>
          <text:p text:style-name="P74">Can manage any kind of environment</text:p>
        </text:list-item>
        <text:list-item>
          <text:p text:style-name="P75">Willingness to learn new things</text:p>
        </text:list-item>
        <text:list-item>
          <text:p text:style-name="P76">Good Team player towards common goal</text:p>
        </text:list-item>
      </text:list>
      <text:p text:style-name="Normal"><text:span text:style-name="T77">HOBBIES &amp; INTEREST</text:span></text:p>
      <text:list text:style-name="LFO5" text:continue-numbering="true">
        <text:list-item>
          <text:p text:style-name="P78">Flower arranging</text:p>
        </text:list-item>
        <text:list-item>
          <text:p text:style-name="P79">Listening to music</text:p>
        </text:list-item>
        <text:list-item>
          <text:p text:style-name="P80">Jewellery<text:s/>Making</text:p>
        </text:list-item>
      </text:list>
      <text:p text:style-name="Normal"><text:span text:style-name="T81">PERSONAL DETAILS</text:span></text:p>
      <text:p text:style-name="Normal">FATHER’S NAME:<text:s/>Shanmugam. A</text:p>
      <text:p text:style-name="Normal">D.O.B:<text:s/>01.04.2004</text:p>
      <text:p text:style-name="Normal">GENDER<text:s/>:Female</text:p>
      <text:p text:style-name="Normal">ADDRESS<text:s/>:<text:s/>130 NP Nagar 3<text:span text:style-name="T82">rd</text:span><text:s/>street tirupur<text:s/></text:p>
      <text:p text:style-name="Normal">LANGUAGE KNOWN :<text:s/>Tamil, English.</text:p>
      <text:p text:style-name="Normal"><text:s/>I hereby declare that the above information is correct and true to the best of my knowledge and</text:p>
      <text:p text:style-name="Normal">belief.</text:p>
      <text:p text:style-name="Normal"><text:s text:c="147"/><text:s/>Vaishnavi.S</text:p>
      <text:p text:style-name="Normal">PLACE :</text:p>
      <text:p text:style-name="Normal">DATE 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9in" text:min-label-width="0.25in" text:list-level-position-and-space-mode="label-alignment">
          <style:list-level-label-alignment text:label-followed-by="listtab" fo:margin-left="0.531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9in" text:min-label-width="0.25in" text:list-level-position-and-space-mode="label-alignment">
          <style:list-level-label-alignment text:label-followed-by="listtab" fo:margin-left="1.031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9in" text:min-label-width="0.25in" text:list-level-position-and-space-mode="label-alignment">
          <style:list-level-label-alignment text:label-followed-by="listtab" fo:margin-left="1.531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9in" text:min-label-width="0.25in" text:list-level-position-and-space-mode="label-alignment">
          <style:list-level-label-alignment text:label-followed-by="listtab" fo:margin-left="2.031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9in" text:min-label-width="0.25in" text:list-level-position-and-space-mode="label-alignment">
          <style:list-level-label-alignment text:label-followed-by="listtab" fo:margin-left="2.531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9in" text:min-label-width="0.25in" text:list-level-position-and-space-mode="label-alignment">
          <style:list-level-label-alignment text:label-followed-by="listtab" fo:margin-left="3.031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9in" text:min-label-width="0.25in" text:list-level-position-and-space-mode="label-alignment">
          <style:list-level-label-alignment text:label-followed-by="listtab" fo:margin-left="3.531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9in" text:min-label-width="0.25in" text:list-level-position-and-space-mode="label-alignment">
          <style:list-level-label-alignment text:label-followed-by="listtab" fo:margin-left="4.031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9in" text:min-label-width="0.25in" text:list-level-position-and-space-mode="label-alignment">
          <style:list-level-label-alignment text:label-followed-by="listtab" fo:margin-left="4.531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534in" text:min-label-width="0.25in" text:list-level-position-and-space-mode="label-alignment">
          <style:list-level-label-alignment text:label-followed-by="listtab" fo:margin-left="0.6034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534in" text:min-label-width="0.25in" text:list-level-position-and-space-mode="label-alignment">
          <style:list-level-label-alignment text:label-followed-by="listtab" fo:margin-left="1.1034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534in" text:min-label-width="0.25in" text:list-level-position-and-space-mode="label-alignment">
          <style:list-level-label-alignment text:label-followed-by="listtab" fo:margin-left="1.6034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534in" text:min-label-width="0.25in" text:list-level-position-and-space-mode="label-alignment">
          <style:list-level-label-alignment text:label-followed-by="listtab" fo:margin-left="2.1034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534in" text:min-label-width="0.25in" text:list-level-position-and-space-mode="label-alignment">
          <style:list-level-label-alignment text:label-followed-by="listtab" fo:margin-left="2.6034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534in" text:min-label-width="0.25in" text:list-level-position-and-space-mode="label-alignment">
          <style:list-level-label-alignment text:label-followed-by="listtab" fo:margin-left="3.103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534in" text:min-label-width="0.25in" text:list-level-position-and-space-mode="label-alignment">
          <style:list-level-label-alignment text:label-followed-by="listtab" fo:margin-left="3.603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534in" text:min-label-width="0.25in" text:list-level-position-and-space-mode="label-alignment">
          <style:list-level-label-alignment text:label-followed-by="listtab" fo:margin-left="4.603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9791704432</meta:initial-creator>
    <dc:creator>919791704432</dc:creator>
    <meta:creation-date>2023-10-26T08:59:00Z</meta:creation-date>
    <dc:date>2023-10-26T08:59:00Z</dc:date>
    <meta:template xlink:href="Normal.dotm" xlink:type="simple"/>
    <meta:editing-cycles>86</meta:editing-cycles>
    <meta:editing-duration>PT3780S</meta:editing-duration>
    <meta:document-statistic meta:page-count="1" meta:paragraph-count="3" meta:word-count="292" meta:character-count="1954" meta:row-count="13" meta:non-whitespace-character-count="1665"/>
  </office:meta>
</office:document-meta>
</file>